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876" officeooo:paragraph-rsid="001b0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r 13 not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31:25.637567870</meta:creation-date>
    <dc:date>2021-04-13T18:32:38.467543954</dc:date>
    <meta:editing-duration>PT1M14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4.6.2$Linux_X86_64 LibreOffice_project/40$Build-2</meta:generator>
  </office:meta>
</office:document-meta>
</file>